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/>
    </style:style>
    <style:style style:name="ce3" style:family="table-cell" style:parent-style-name="Default">
      <style:table-cell-properties fo:background-color="#ffff00"/>
      <style:text-properties fo:color="#800000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 fo:min-height="7.44mm" fo:min-width="66.75mm"/>
    </style:style>
    <style:style style:name="gr3" style:family="graphic">
      <style:graphic-properties draw:textarea-horizontal-align="justify" draw:textarea-vertical-align="middle" draw:auto-grow-height="false" fo:min-height="7.44mm" fo:min-width="66.73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9.72mm" svg:height="93.23mm" svg:x="66.33mm" svg:y="7.18mm">
            <loext:p draw:notify-on-update-of-ranges="Sheet1.B3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6.77mm" svg:height="91.25mm" svg:x="66.89mm" svg:y="112.62mm">
            <loext:p draw:notify-on-update-of-ranges="Sheet1.B28:Sheet1.B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z-index="3" draw:style-name="gr2" svg:width="66.75mm" svg:height="7.44mm" svg:x="248.26mm" svg:y="154.32mm">
            <text:p>Overall Mean Error: 0.1684388411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Astra Orbbec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number Img</text:p>
          </table:table-cell>
          <table:table-cell office:value-type="string" calcext:value-type="string">
            <text:p>reprojection erro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0769787" calcext:value-type="float">
            <text:p>0.05076978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818554" calcext:value-type="float">
            <text:p>0.0681855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515759" calcext:value-type="float">
            <text:p>0.1451575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52332" calcext:value-type="float">
            <text:p>0.065233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437222" calcext:value-type="float">
            <text:p>0.0943722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165262" calcext:value-type="float">
            <text:p>0.0716526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719954" calcext:value-type="float">
            <text:p>0.1771995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84684" calcext:value-type="float">
            <text:p>0.078468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659536" calcext:value-type="float">
            <text:p>0.0765953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00016" calcext:value-type="float">
            <text:p>0.07300016</text:p>
          </table:table-cell>
          <table:table-cell table:number-columns-repeated="8"/>
          <table:table-cell>
            <draw:custom-shape table:end-cell-address="Sheet1.N14" table:end-x="12.86mm" table:end-y="0.83mm" draw:z-index="2" draw:style-name="gr3" svg:width="66.73mm" svg:height="7.44mm" svg:x="13.87mm" svg:y="2.42mm">
              <text:p>Overall Mean Error: 0.1041954808</text:p>
              <draw:enhanced-geometry svg:viewBox="0 0 21600 21600" draw:type="rectangle" draw:enhanced-path="M 0 0 L 21600 0 21600 21600 0 21600 0 0 Z N"/>
            </draw:custom-shape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018927" calcext:value-type="float">
            <text:p>0.0701892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5065274" calcext:value-type="float">
            <text:p>0.05506527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0369294" calcext:value-type="float">
            <text:p>0.2036929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3122836" calcext:value-type="float">
            <text:p>0.11312283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48028" calcext:value-type="float">
            <text:p>0.254802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9620155" calcext:value-type="float">
            <text:p>0.06962015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218829" calcext:value-type="float">
            <text:p>0.1221882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061941" calcext:value-type="float">
            <text:p>0.0806194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229151" calcext:value-type="float">
            <text:p>0.2122915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077987" calcext:value-type="float">
            <text:p>0.10077987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9305597" calcext:value-type="float">
            <text:p>0.19305597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3:.B18])" office:value-type="float" office:value="0.10419548075" calcext:value-type="float">
            <text:p>0.104195480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office:value-type="string" calcext:value-type="string">
            <text:p>RealSense D435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188076" calcext:value-type="float">
            <text:p>0.1318807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150739" calcext:value-type="float">
            <text:p>0.1415073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26744" calcext:value-type="float">
            <text:p>0.35526744</text:p>
          </table:table-cell>
          <table:table-cell table:number-columns-repeated="9"/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526744" calcext:value-type="float">
            <text:p>0.3552674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300602" calcext:value-type="float">
            <text:p>0.303006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813157" calcext:value-type="float">
            <text:p>0.1581315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282953" calcext:value-type="float">
            <text:p>0.0928295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594275" calcext:value-type="float">
            <text:p>0.1459427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803447" calcext:value-type="float">
            <text:p>0.1480344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0681225" calcext:value-type="float">
            <text:p>0.09068122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8351" calcext:value-type="float">
            <text:p>0.09835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295706" calcext:value-type="float">
            <text:p>0.1629570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790371" calcext:value-type="float">
            <text:p>0.0979037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638341" calcext:value-type="float">
            <text:p>0.0763834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52486" calcext:value-type="float">
            <text:p>0.115248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581227" calcext:value-type="float">
            <text:p>0.2258122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2441435" calcext:value-type="float">
            <text:p>0.11244143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209498" calcext:value-type="float">
            <text:p>0.1320949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9263949" calcext:value-type="float">
            <text:p>0.19263949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3" table:formula="of:=AVERAGE([.B28:.B41])" office:value-type="float" office:value="0.168438841071429" calcext:value-type="float">
            <text:p>0.168438841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20:54:02.113637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8:19:07.248673461</meta:creation-date>
    <dc:date>2019-05-20T20:56:13.090650805</dc:date>
    <meta:editing-duration>PT28M2S</meta:editing-duration>
    <meta:editing-cycles>9</meta:editing-cycles>
    <meta:generator>LibreOffice/5.1.6.2$Linux_X86_64 LibreOffice_project/10m0$Build-2</meta:generator>
    <meta:document-statistic meta:table-count="1" meta:cell-count="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73cm" svg:height="9.324cm" xlink:href=".." xlink:type="simple" chart:class="chart:bar" chart:style-name="ch1">
        <chart:title svg:x="2.897cm" svg:y="0.322cm" chart:style-name="ch2">
          <text:p>Mean Reprojection Error per Image (Astra Orbbec Camera)  </text:p>
        </chart:title>
        <chart:subtitle svg:x="6.018cm" svg:y="1.287cm" chart:style-name="ch3">
          <text:p> Intrinsic Calibration with OpenCV</text:p>
        </chart:subtitle>
        <chart:plot-area chart:style-name="ch4" table:cell-range-address="Sheet1.B3:Sheet1.B18" svg:x="1.37cm" svg:y="2.156cm" svg:width="16.244cm" svg:height="6.001cm">
          <chartooo:coordinate-region svg:x="2.282cm" svg:y="2.356cm" svg:width="15.332cm" svg:height="5.154cm"/>
          <chart:axis chart:dimension="x" chart:name="primary-x" chart:style-name="ch5">
            <chart:title svg:x="8.548cm" svg:y="8.343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6.668cm" chart:style-name="ch9">
              <text:p>Mean Error in Pixels</text:p>
            </chart:title>
            <chart:grid chart:style-name="ch7" chart:class="major"/>
          </chart:axis>
          <chart:series chart:style-name="ch10" chart:values-cell-range-address="Sheet1.B3:Sheet1.B18" chart:class="chart:bar">
            <chart:mean-value chart:style-name="ch11"/>
            <chart:regression-curve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0769787">
                <text:p>0.050769787</text:p>
                <draw:g>
                  <svg:desc>Sheet1.B3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18554">
                <text:p>0.0681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15759">
                <text:p>0.1451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2332">
                <text:p>0.0652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437222">
                <text:p>0.09437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165262">
                <text:p>0.07165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19954">
                <text:p>0.17719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4684">
                <text:p>0.0784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659536">
                <text:p>0.07659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300016">
                <text:p>0.07300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018927">
                <text:p>0.07018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065274">
                <text:p>0.055065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369294">
                <text:p>0.20369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122836">
                <text:p>0.113122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8028">
                <text:p>0.2548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9620155">
                <text:p>0.069620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78cm" svg:height="9.126cm" xlink:href=".." xlink:type="simple" chart:class="chart:bar" chart:style-name="ch1">
        <chart:title svg:x="3.319cm" svg:y="0.318cm" chart:style-name="ch2">
          <text:p>Mean Reprojection Error per Image (RealSense D-435)</text:p>
        </chart:title>
        <chart:subtitle svg:x="5.872cm" svg:y="1.279cm" chart:style-name="ch3">
          <text:p>Intrinsic Calibration with OpenCV </text:p>
        </chart:subtitle>
        <chart:plot-area chart:style-name="ch4" table:cell-range-address="Sheet1.B28:Sheet1.B43" svg:x="1.364cm" svg:y="2.144cm" svg:width="15.961cm" svg:height="5.819cm">
          <chartooo:coordinate-region svg:x="2.276cm" svg:y="2.343cm" svg:width="15.049cm" svg:height="4.973cm"/>
          <chart:axis chart:dimension="x" chart:name="primary-x" chart:style-name="ch5">
            <chart:title svg:x="8.4cm" svg:y="8.145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6.565cm" chart:style-name="ch9">
              <text:p>Mean Error in Pixels</text:p>
            </chart:title>
            <chart:grid chart:style-name="ch7" chart:class="major"/>
          </chart:axis>
          <chart:series chart:style-name="ch10" chart:values-cell-range-address="Sheet1.B28:Sheet1.B43" chart:class="chart:bar">
            <chart:mean-value chart:style-name="ch11"/>
            <chart:regression-curve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88076">
                <text:p>0.13188076</text:p>
                <draw:g>
                  <svg:desc>Sheet1.B28:Sheet1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50739">
                <text:p>0.14150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526744">
                <text:p>0.35526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526744">
                <text:p>0.35526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300602">
                <text:p>0.30300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813157">
                <text:p>0.15813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2953">
                <text:p>0.09282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594275">
                <text:p>0.14594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803447">
                <text:p>0.14803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681225">
                <text:p>0.090681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8351">
                <text:p>0.098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295706">
                <text:p>0.16295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90371">
                <text:p>0.09790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638341">
                <text:p>0.07638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52486">
                <text:p>0.1152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581227">
                <text:p>0.22581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